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dc47" officeooo:paragraph-rsid="0010dc47"/>
    </style:style>
    <style:style style:name="P2" style:family="paragraph" style:parent-style-name="Standard">
      <style:text-properties fo:color="#b4c7dc" loext:opacity="100%" officeooo:rsid="0010dc47" officeooo:paragraph-rsid="0010dc47"/>
    </style:style>
    <style:style style:name="P3" style:family="paragraph" style:parent-style-name="Standard">
      <style:text-properties officeooo:rsid="0015fe54" officeooo:paragraph-rsid="0015fe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creen 1</text:p>
      <text:p text:style-name="P3"/>
      <text:p text:style-name="P3"><text:bookmark-start text:name="__DdeLink__119_1450101189"/>Available time operations:</text:p>
      <text:p text:style-name="P3">0-display the time that will come after a certain time period</text:p>
      <text:p text:style-name="P3">1-display current time in another time zone</text:p>
      <text:p text:style-name="P3">2-convert time(local time to some other time zone or vice versa)<text:bookmark-end text:name="__DdeLink__119_1450101189"/></text:p>
      <text:p text:style-name="P3">b-go back</text:p>
      <text:p text:style-name="P3"/>
      <text:p text:style-name="P3">screen 2</text:p>
      <text:p text:style-name="P3"/>
      <text:p text:style-name="P3">0</text:p>
      <text:p text:style-name="P3"><text:bookmark-start text:name="__DdeLink__121_1450101189"/>enter <text:bookmark-start text:name="__DdeLink__123_1450101189"/>how many hours forward<text:bookmark-end text:name="__DdeLink__123_1450101189"/> <text:bookmark-start text:name="__DdeLink__125_1450101189"/>(00-24):&gt;<text:bookmark-end text:name="__DdeLink__125_1450101189"/> 0</text:p>
      <text:p text:style-name="P3">enter how many minutes forward (00-59):&gt; 20</text:p>
      <text:p text:style-name="P3">In 0 hours 20 minutes it'll be: 20:42<text:bookmark-end text:name="__DdeLink__121_1450101189"/></text:p>
      <text:p text:style-name="P3"/>
      <text:p text:style-name="P3">screen 3</text:p>
      <text:p text:style-name="P3"/>
      <text:p text:style-name="P3">Enter the name of time zone or offset (hours of time difference) to UTC/GMT:&gt; -4</text:p>
      <text:p text:style-name="P3">current time in -4 time zone: 27-06-2023 13:23</text:p>
      <text:p text:style-name="P3"/>
      <text:p text:style-name="P3">screen 4</text:p>
      <text:p text:style-name="P3"/>
      <text:p text:style-name="P3">convert local time? y/n y</text:p>
      <text:p text:style-name="P3">Enter the destination time zone: name or offset to UTC/GMT:&gt; -4</text:p>
      <text:p text:style-name="P3">Enter time in format 00:00:&gt; 10:00</text:p>
      <text:p text:style-name="P3"><text:s/>[10:00 27-06-2023] your local time = [03:00 27-06-2023] -4 time zone.</text:p>
      <text:p text:style-name="P3"/>
      <text:p text:style-name="P3">Screen 5</text:p>
      <text:p text:style-name="P3"/>
      <text:p text:style-name="P3">convert local time? y/n n</text:p>
      <text:p text:style-name="P3">Enter the original time zone: name or offset to UTC/GMT:&gt; -4</text:p>
      <text:p text:style-name="P3">Enter time in format 00:00:&gt; 10:00</text:p>
      <text:p text:style-name="P3">[10:00 27-06-2023] -4 time zone = [17:00 27-06-2023] your local time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1c1c1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c1c1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1" meta:paragraph-count="24" meta:word-count="156" meta:character-count="870" meta:non-whitespace-character-count="737"/>
  </office:meta>
</office:document-meta>
</file>